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E000001FC3EFD060A.png" manifest:media-type="image/png"/>
  <manifest:file-entry manifest:full-path="Pictures/100000000000017400000205C0BEA31E.png" manifest:media-type="image/png"/>
  <manifest:file-entry manifest:full-path="Pictures/10000000000001730000017D46F301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pace Age" svg:font-family="'Space Age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fo:min-height="2.27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7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34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loext:opacity="100%"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P3" style:family="paragraph">
      <loext:graphic-properties draw:fill="none" draw:fill-color="#ffffff"/>
      <style:text-properties fo:color="#ffffff" loext:opacity="100%" fo:font-size="20pt" style:text-underline-style="none" fo:font-weight="normal" style:font-size-asian="20pt" style:font-weight-asian="normal" style:font-size-complex="20pt" style:font-weight-complex="normal"/>
    </style:style>
    <style:style style:name="P4" style:family="paragraph">
      <style:text-properties fo:font-size="54pt"/>
    </style:style>
    <style:style style:name="T1" style:family="text">
      <style:text-properties fo:color="#ffffff" loext:opacity="100%" style:font-name="Space Age"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T2" style:family="text">
      <style:text-properties fo:color="#ffffff" loext:opacity="100%" style:font-name="Space Age" fo:font-size="20pt" style:text-underline-style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34cm" svg:height="19.334cm" svg:x="1cm" svg:y="1cm">
          <draw:image xlink:href="Pictures/100000000000035E000001FC3EFD060A.png" xlink:type="simple" xlink:show="embed" xlink:actuate="onLoad" draw:mime-type="image/png">
            <text:p/>
          </draw:image>
        </draw:frame>
        <draw:frame draw:style-name="gr2" draw:text-style-name="P2" draw:layer="layout" svg:width="22.25cm" svg:height="2.522cm" svg:x="1cm" svg:y="1cm">
          <draw:text-box>
            <text:p><text:span text:style-name="T1">ARCADE CABINET</text:span></text:p>
          </draw:text-box>
        </draw:frame>
        <draw:frame draw:style-name="gr3" draw:text-style-name="P3" draw:layer="layout" svg:width="8.576cm" svg:height="0.924cm" svg:x="1.187cm" svg:y="3.248cm">
          <draw:text-box>
            <text:p><text:span text:style-name="T2">Handgefertigt</text:span></text:p>
          </draw:text-box>
        </draw:frame>
        <draw:frame draw:style-name="gr1" draw:text-style-name="P1" draw:layer="layout" svg:width="8.49cm" svg:height="11.799cm" svg:x="2.065cm" svg:y="5.462cm">
          <draw:image xlink:href="Pictures/100000000000017400000205C0BEA31E.png" xlink:type="simple" xlink:show="embed" xlink:actuate="onLoad" draw:mime-type="image/png">
            <text:p/>
          </draw:image>
        </draw:frame>
        <draw:frame draw:style-name="gr3" draw:text-style-name="P3" draw:layer="layout" svg:width="4.662cm" svg:height="0.924cm" svg:x="4.724cm" svg:y="4.001cm">
          <draw:text-box>
            <text:p><text:span text:style-name="T2">CHF 500</text:span></text:p>
          </draw:text-box>
        </draw:frame>
        <draw:frame draw:style-name="gr1" draw:text-style-name="P1" draw:layer="layout" svg:width="7.701cm" svg:height="7.909cm" svg:x="13.362cm" svg:y="7.548cm">
          <draw:image xlink:href="Pictures/10000000000001730000017D46F30116.png" xlink:type="simple" xlink:show="embed" xlink:actuate="onLoad" draw:mime-type="image/png">
            <text:p/>
          </draw:image>
        </draw:frame>
        <draw:frame draw:style-name="gr4" draw:text-style-name="P3" draw:layer="layout" svg:width="7.669cm" svg:height="1.597cm" svg:x="13.302cm" svg:y="15.559cm">
          <draw:text-box>
            <text:p><text:span text:style-name="T2">WeB PAgES</text:span></text:p>
          </draw:text-box>
        </draw:frame>
      </draw:page>
      <draw:page draw:name="page2" draw:style-name="dp1" draw:master-page-name="Default">
        <draw:frame draw:style-name="gr1" draw:text-style-name="P1" draw:layer="layout" svg:width="28.034cm" svg:height="19.334cm" svg:x="1cm" svg:y="1cm">
          <draw:image xlink:href="Pictures/100000000000035E000001FC3EFD060A.png" xlink:type="simple" xlink:show="embed" xlink:actuate="onLoad" draw:mime-type="image/png">
            <text:p/>
          </draw:image>
        </draw:frame>
        <draw:frame draw:style-name="gr2" draw:text-style-name="P2" draw:layer="layout" svg:width="22.25cm" svg:height="2.522cm" svg:x="1cm" svg:y="1cm">
          <draw:text-box>
            <text:p text:style-name="P4"><text:span text:style-name="T1">ARCADE CABIN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pace Age" svg:font-family="'Space Age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gradient" draw:fill-color="#729fcf" draw:fill-gradient-name="Pastel_20_Bouquet" draw:gradient-step-count="0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9T12:00:14.130000000</meta:creation-date>
    <dc:date>2024-11-08T15:49:18.453000000</dc:date>
    <meta:editing-duration>PT1H8M2S</meta:editing-duration>
    <meta:editing-cycles>4</meta:editing-cycles>
    <meta:generator>LibreOffice/24.2.2.2$Windows_X86_64 LibreOffice_project/d56cc158d8a96260b836f100ef4b4ef25d6f1a01</meta:generator>
    <meta:document-statistic meta:object-count="9"/>
  </office:meta>
</office:document-meta>
</file>